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 fo:font-size="16pt" style:font-size-asian="16pt"/>
    </style:style>
    <style:style style:name="P2" style:parent-style-name="Standard" style:family="paragraph">
      <style:text-properties style:font-name="Calibri" style:font-name-complex="Calibri" fo:font-weight="bold" style:font-weight-asian="bold" fo:font-size="16pt" style:font-size-asian="16pt"/>
    </style:style>
    <style:style style:name="T3" style:parent-style-name="Fuentedepárrafopredeter." style:family="text">
      <style:text-properties style:font-name="Calibri" style:font-name-complex="Calibri" fo:font-weight="bold" style:font-weight-asian="bold"/>
    </style:style>
    <style:style style:name="T4" style:parent-style-name="Fuentedepárrafopredeter." style:family="text">
      <style:text-properties style:font-name="Calibri" style:font-name-complex="Calibri" fo:font-style="italic" style:font-style-asian="italic"/>
    </style:style>
    <style:style style:name="T5" style:parent-style-name="Fuentedepárrafopredeter." style:family="text">
      <style:text-properties style:font-name="Calibri" style:font-name-complex="Calibri" fo:font-weight="bold" style:font-weight-asian="bold"/>
    </style:style>
    <style:style style:name="T6" style:parent-style-name="Fuentedepárrafopredeter." style:family="text">
      <style:text-properties style:font-name="Calibri" style:font-name-complex="Calibri" fo:font-style="italic" style:font-style-asian="italic"/>
    </style:style>
    <style:style style:name="T7" style:parent-style-name="Fuentedepárrafopredeter." style:family="text">
      <style:text-properties style:font-name="Calibri" style:font-name-complex="Calibri" fo:font-weight="bold" style:font-weight-asian="bold"/>
    </style:style>
    <style:style style:name="T8" style:parent-style-name="Fuentedepárrafopredeter." style:family="text">
      <style:text-properties style:font-name="Calibri" style:font-name-complex="Calibri" fo:font-style="italic" style:font-style-asian="italic"/>
    </style:style>
    <style:style style:name="P9" style:parent-style-name="Standard" style:family="paragraph">
      <style:text-properties style:font-name="Calibri" style:font-name-complex="Calibri" fo:font-weight="bold" style:font-weight-asian="bold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12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3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14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15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1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17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18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19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20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21" style:parent-style-name="Standard" style:list-style-name="LFO1" style:family="paragraph"/>
    <style:style style:name="T22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23" style:parent-style-name="Fuentedepárrafopredeter." style:family="text">
      <style:text-properties style:font-name="Calibri" style:font-name-complex="Calibri" fo:font-size="9pt" style:font-size-asian="9pt" style:font-size-complex="9pt"/>
    </style:style>
    <style:style style:name="P24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25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26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27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28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29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30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31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2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3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4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5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36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37" style:parent-style-name="Standard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8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39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0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1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42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43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44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5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47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48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49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50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51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52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53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54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55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5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57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58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59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60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61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62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63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64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65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66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67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68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69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70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71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72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73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74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75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76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77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78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79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80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81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82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83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84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85" style:parent-style-name="Standard" style:family="paragraph">
      <style:text-properties style:font-name="Calibri" style:font-name-complex="Calibri" fo:font-size="10pt" style:font-size-asian="10pt" style:font-size-complex="9pt"/>
    </style:style>
    <style:style style:name="P86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87" style:parent-style-name="Standard" style:list-style-name="LFO1" style:family="paragraph">
      <style:text-properties style:font-name="Calibri" style:font-name-complex="Calibri" fo:font-style="italic" style:font-style-asian="italic" fo:font-size="9pt" style:font-size-asian="9pt" style:font-size-complex="9pt"/>
    </style:style>
    <style:style style:name="P88" style:parent-style-name="Standard" style:list-style-name="LFO1" style:family="paragraph"/>
    <style:style style:name="T89" style:parent-style-name="Fuentedepárrafopredeter." style:family="text">
      <style:text-properties style:font-name="Calibri" style:font-name-complex="Calibri" fo:font-style="italic" style:font-style-asian="italic" fo:font-size="9pt" style:font-size-asian="9pt" style:font-size-complex="9pt"/>
    </style:style>
    <style:style style:name="T90" style:parent-style-name="Fuentedepárrafopredeter." style:family="text">
      <style:text-properties style:font-name="Calibri" style:font-name-complex="Calibri" fo:font-size="9pt" style:font-size-asian="9pt" style:font-size-complex="9pt"/>
    </style:style>
    <style:style style:name="P91" style:parent-style-name="Standard" style:family="paragraph">
      <style:text-properties style:font-name="Calibri" style:font-name-complex="Calibri" fo:font-size="9pt" style:font-size-asian="9pt" style:font-size-complex="9pt"/>
    </style:style>
    <style:style style:name="P92" style:parent-style-name="Standard" style:family="paragraph">
      <style:text-properties style:font-name="Calibri" style:font-name-complex="Calibri" fo:font-size="9pt" style:font-size-asian="9pt" style:font-size-complex="9pt"/>
    </style:style>
  </office:automatic-styles>
  <office:body>
    <office:text text:use-soft-page-breaks="true">
      <text:p text:style-name="P1"/>
      <text:p text:style-name="P2">HISTORIAS DE USUARIO</text:p>
      <text:p text:style-name="Standard"><text:span text:style-name="T3">Como<text:s/></text:span><text:span text:style-name="T4">(rol)</text:span><text:span text:style-name="T5"><text:s/>quiero<text:s/></text:span><text:span text:style-name="T6">(algo)</text:span><text:span text:style-name="T7"><text:s/>para poder<text:s/></text:span><text:span text:style-name="T8">(beneficio).</text:span></text:p>
      <text:p text:style-name="P9"/>
      <text:p text:style-name="P10"/>
      <text:p text:style-name="P11">El sistema debe catalogar los libros disponibles por distintos criterios.</text:p>
      <text:list text:style-name="LFO1" text:continue-numbering="true">
        <text:list-item>
          <text:p text:style-name="P12">como usuario quiero buscar un libro por distintos criterios para poder comprarlo</text:p>
        </text:list-item>
      </text:list>
      <text:p text:style-name="P13"/>
      <text:p text:style-name="P14">El sistema debe permitir <text:s/>ventas grupales o individuales de los libros disponibles.</text:p>
      <text:p text:style-name="P15"><text:tab/></text:p>
      <text:list text:style-name="LFO1" text:continue-numbering="true">
        <text:list-item>
          <text:p text:style-name="P16">como cliente registrado quiero añadir al carrito un/os libro/s para poder comprarlo /s.</text:p>
        </text:list-item>
      </text:list>
      <text:p text:style-name="P17"/>
      <text:p text:style-name="P18">El sistema debe registrar las ventas de los libros comprados por los clientes.</text:p>
      <text:p text:style-name="P19"><text:tab/></text:p>
      <text:list text:style-name="LFO1" text:continue-numbering="true">
        <text:list-item>
          <text:p text:style-name="P20">como administrador quiero conocer el historial de ventas de un cliente para<text:s/>imprimirlas.</text:p>
        </text:list-item>
        <text:list-item>
          <text:p text:style-name="P21"><text:span text:style-name="T22">como administrador quiero conocer el historial de ventas de todo el sistema para imprimirlas</text:span><text:span text:style-name="T23">.</text:span></text:p>
        </text:list-item>
      </text:list>
      <text:p text:style-name="P24"><text:tab/></text:p>
      <text:p text:style-name="P25">El sistema debe controlar el estado de las ventas solicitadas por los clientes.</text:p>
      <text:p text:style-name="P26"><text:tab/></text:p>
      <text:list text:style-name="LFO1" text:continue-numbering="true">
        <text:list-item>
          <text:p text:style-name="P27">como administrador quiero conocer el estado de las ventas para poder monitorearlas.</text:p>
        </text:list-item>
      </text:list>
      <text:p text:style-name="P28"><text:tab/></text:p>
      <text:p text:style-name="P29">ABM clientes</text:p>
      <text:p text:style-name="P30"/>
      <text:list text:style-name="LFO1" text:continue-numbering="true">
        <text:list-item>
          <text:p text:style-name="P31">como publico quiero darme de alta en el sistema para poder acceder a las compras de libros</text:p>
        </text:list-item>
        <text:list-item>
          <text:p text:style-name="P32">como cliente quiero modificar mis datos para actualizarme en el sistema<text:tab/></text:p>
        </text:list-item>
        <text:list-item>
          <text:p text:style-name="P33">como cliente quiero darme de baja en el sistema para dejar de formar parte del sistema</text:p>
        </text:list-item>
        <text:list-item>
          <text:p text:style-name="P34">como administrador quiero dar de baja un cliente para que deje parte del sistema</text:p>
        </text:list-item>
      </text:list>
      <text:p text:style-name="P35"/>
      <text:p text:style-name="P36">ABM administradores</text:p>
      <text:p text:style-name="P37"/>
      <text:list text:style-name="LFO1" text:continue-numbering="true">
        <text:list-item>
          <text:p text:style-name="P38">como dueño quiero darme de alta en el sistema para poder ser administrador</text:p>
        </text:list-item>
        <text:list-item>
          <text:p text:style-name="P39">como administrador quiero modificar mis datos para actualizarme en el sistema<text:tab/></text:p>
        </text:list-item>
        <text:list-item>
          <text:p text:style-name="P40">como administrador quiero darme de baja <text:s/>para dejar de formar parte del sistema</text:p>
        </text:list-item>
      </text:list>
      <text:p text:style-name="P41"/>
      <text:p text:style-name="P42">ABM libros</text:p>
      <text:p text:style-name="P43"/>
      <text:list text:style-name="LFO1" text:continue-numbering="true">
        <text:list-item>
          <text:p text:style-name="P44">como administrador quiero dar de alta un libro para ofrecer en el catalogo</text:p>
        </text:list-item>
        <text:list-item>
          <text:p text:style-name="P45">como administrador quiero dar de baja un libro para evitar<text:s/>inconvenientes por stock</text:p>
        </text:list-item>
        <text:list-item>
          <text:p text:style-name="P46">como administrador quiero modificar un libro para actualizarlo en el catalogo</text:p>
        </text:list-item>
      </text:list>
      <text:p text:style-name="P47"/>
      <text:p text:style-name="P48">ABM autor</text:p>
      <text:p text:style-name="P49"/>
      <text:list text:style-name="LFO1" text:continue-numbering="true">
        <text:list-item>
          <text:p text:style-name="P50">como administrador quiero dar de alta un autor para ofrecer en el catalogo</text:p>
        </text:list-item>
        <text:list-item>
          <text:p text:style-name="P51">como administrador quiero dar de baja un autor para evitar inconvenientes por inconsistencia</text:p>
        </text:list-item>
        <text:list-item>
          <text:p text:style-name="P52">como administrador quiero modificar un autor para actualizarlo en el catalogo</text:p>
        </text:list-item>
      </text:list>
      <text:p text:style-name="P53"/>
      <text:p text:style-name="P54">ABM idioma</text:p>
      <text:p text:style-name="P55"/>
      <text:list text:style-name="LFO1" text:continue-numbering="true">
        <text:list-item>
          <text:p text:style-name="P56">como administrador quiero dar de alta un idioma para ofrecer en el catalogo</text:p>
        </text:list-item>
        <text:list-item>
          <text:p text:style-name="P57">como administrador quiero dar de baja un idioma para evitar inconvenientes por inconsistencia</text:p>
        </text:list-item>
        <text:list-item>
          <text:p text:style-name="P58">como administrador quiero modificar un idioma para actualizarlo en el catalogo</text:p>
        </text:list-item>
      </text:list>
      <text:p text:style-name="P59"/>
      <text:p text:style-name="P60">ABM etiqueta</text:p>
      <text:p text:style-name="P61"/>
      <text:list text:style-name="LFO1" text:continue-numbering="true">
        <text:list-item>
          <text:p text:style-name="P62">como administrador quiero dar de alta una etiqueta para ofrecer en el catalogo</text:p>
        </text:list-item>
        <text:list-item>
          <text:p text:style-name="P63">como administrador quiero dar de baja una etiqueta para evitar inconvenientes por inconsistencia</text:p>
        </text:list-item>
        <text:list-item>
          <text:p text:style-name="P64">como administrador quiero modificar una etiqueta para actualizarlo en el catalogo</text:p>
        </text:list-item>
      </text:list>
      <text:p text:style-name="P65"/>
      <text:p text:style-name="P66">ABM editorial</text:p>
      <text:p text:style-name="P67"/>
      <text:list text:style-name="LFO1" text:continue-numbering="true">
        <text:list-item>
          <text:p text:style-name="P68">como administrador quiero dar de alta una editorial para ofrecer en el catalogo</text:p>
        </text:list-item>
        <text:list-item>
          <text:p text:style-name="P69">como administrador quiero dar de baja una editorial para evitar inconvenientes por inconsistencia</text:p>
        </text:list-item>
        <text:list-item>
          <text:p text:style-name="P70">como administrador quiero modificar una editorial para actualizarlo en el catalogo</text:p>
        </text:list-item>
      </text:list>
      <text:p text:style-name="P71"/>
      <text:p text:style-name="P72"/>
      <text:p text:style-name="P73">El sistema debe permitir <text:s/>imprimir los registros realizados: clientes, pedidos, compras.</text:p>
      <text:p text:style-name="P74"/>
      <text:list text:style-name="LFO1" text:continue-numbering="true">
        <text:list-item>
          <text:p text:style-name="P75">como administrador deseo imprimir los clientes para poder tenerlos registrados de manera<text:s/>física</text:p>
        </text:list-item>
        <text:list-item>
          <text:p text:style-name="P76">como administrador deseo imprimir los pedidos para poder tenerlos registrados de manera<text:s/>física</text:p>
        </text:list-item>
        <text:list-item>
          <text:p text:style-name="P77">como administrador deseo imprimir los compras para poder tenerlos registrados de manera<text:s/>física</text:p>
        </text:list-item>
      </text:list>
      <text:p text:style-name="P78"/>
      <text:p text:style-name="P79">Confirmar, cancelar compra</text:p>
      <text:p text:style-name="P80"/>
      <text:list text:style-name="LFO1" text:continue-numbering="true">
        <text:list-item>
          <text:p text:style-name="P81">como usuario quiero confirmar una compra para conseguir el pedido realizado</text:p>
        </text:list-item>
        <text:list-item>
          <text:p text:style-name="P82">como usuario deseo cancelar una compra para no recibir el libro seleccionado.</text:p>
        </text:list-item>
      </text:list>
      <text:p text:style-name="P83"/>
      <text:p text:style-name="P84"><text:tab/></text:p>
      <text:p text:style-name="P85">LogIn / LogOut cliente</text:p>
      <text:p text:style-name="P86"/>
      <text:list text:style-name="LFO1" text:continue-numbering="true">
        <text:list-item>
          <text:p text:style-name="P87">como cliente registrado deseo iniciar sesión en mi cuenta para comprar un libro</text:p>
        </text:list-item>
        <text:list-item>
          <text:p text:style-name="P88"><text:span text:style-name="T89">como cliente registrado deseo cerrar sesión en mi cuenta para salir del sistema</text:span><text:span text:style-name="T90">.</text:span></text:p>
        </text:list-item>
      </text:list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Droid Sans Fallback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umno</meta:initial-creator>
    <dc:creator>Anita</dc:creator>
    <meta:creation-date>2014-04-07T15:09:00Z</meta:creation-date>
    <dc:date>2014-04-07T23:28:00Z</dc:date>
    <meta:template xlink:href="Normal" xlink:type="simple"/>
    <meta:editing-cycles>1</meta:editing-cycles>
    <meta:editing-duration>PT420S</meta:editing-duration>
    <meta:document-statistic meta:page-count="2" meta:paragraph-count="7" meta:word-count="540" meta:character-count="3504" meta:row-count="24" meta:non-whitespace-character-count="2971"/>
  </office:meta>
</office:document-meta>
</file>